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23cm" style:contextual-spacing="false" fo:line-height="100%"/>
    </style:style>
    <style:style style:name="P2" style:family="paragraph" style:parent-style-name="Heading_20_1">
      <style:paragraph-properties fo:margin-left="0.635cm" fo:margin-right="0cm" fo:margin-top="0.423cm" fo:margin-bottom="0.423cm" style:contextual-spacing="false" fo:line-height="100%" fo:text-indent="0cm" style:auto-text-indent="false"/>
    </style:style>
    <style:style style:name="P3" style:family="paragraph" style:parent-style-name="Heading_20_2">
      <style:paragraph-properties fo:line-height="100%" fo:orphans="0" fo:widows="0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Heading_20_4">
      <style:paragraph-properties fo:margin-left="0cm" fo:margin-right="0cm" fo:text-indent="0cm" style:auto-text-indent="false"/>
    </style:style>
    <style:style style:name="P6" style:family="paragraph" style:parent-style-name="Subtitle">
      <style:paragraph-properties fo:break-before="pag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Heading_20_3">
      <style:paragraph-properties fo:break-before="page"/>
    </style:style>
    <style:style style:name="P10" style:family="paragraph" style:parent-style-name="Title" style:master-page-name="Standard">
      <style:paragraph-properties fo:text-align="start" style:justify-single-word="false" style:page-number="1"/>
    </style:style>
    <style:style style:name="P11" style:family="paragraph" style:parent-style-name="Standard">
      <style:paragraph-properties fo:margin-top="0cm" fo:margin-bottom="0.423cm" style:contextual-spacing="false" fo:line-height="100%"/>
      <style:text-properties fo:font-size="14pt" style:font-size-asian="14pt" style:font-size-complex="14pt"/>
    </style:style>
    <style:style style:name="P12" style:family="paragraph" style:parent-style-name="Standard">
      <style:paragraph-properties fo:margin-top="0.423cm" fo:margin-bottom="0.423cm" style:contextual-spacing="false" fo:line-height="100%"/>
      <style:text-properties fo:font-size="14pt" style:font-size-asian="14pt" style:font-size-complex="14pt"/>
    </style:style>
    <style:style style:name="P13" style:family="paragraph" style:parent-style-name="Standard" style:list-style-name="WWNum2">
      <style:paragraph-properties fo:margin-left="1.27cm" fo:margin-right="0cm" fo:margin-top="0.423cm" fo:margin-bottom="0cm" style:contextual-spacing="false" fo:line-height="100%" fo:text-indent="-0.635cm" style:auto-text-indent="false"/>
      <style:text-properties fo:font-size="14pt" style:font-size-asian="14pt" style:font-size-complex="14pt"/>
    </style:style>
    <style:style style:name="P14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indent="-0.635cm" style:auto-text-indent="false"/>
      <style:text-properties fo:font-size="14pt" style:font-size-asian="14pt" style:font-size-complex="14pt"/>
    </style:style>
    <style:style style:name="P15" style:family="paragraph" style:parent-style-name="Standard" style:list-style-name="WWNum2">
      <style:paragraph-properties fo:margin-left="1.27cm" fo:margin-right="0cm" fo:margin-top="0cm" fo:margin-bottom="0.423cm" style:contextual-spacing="false" fo:line-height="100%" fo:text-indent="-0.635cm" style:auto-text-indent="false"/>
      <style:text-properties fo:font-size="14pt" style:font-size-asian="14pt" style:font-size-complex="14pt"/>
    </style:style>
    <style:style style:name="P16" style:family="paragraph" style:parent-style-name="Standard" style:list-style-name="WWNum1">
      <style:paragraph-properties fo:margin-left="1.27cm" fo:margin-right="0cm" fo:text-indent="-0.635cm" style:auto-text-indent="false"/>
      <style:text-properties fo:font-size="14pt" style:font-size-asian="14pt" style:font-size-complex="14pt"/>
    </style:style>
    <style:style style:name="P17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8" style:family="paragraph" style:parent-style-name="Standard" style:list-style-name="WWNum4">
      <style:paragraph-properties fo:margin-left="1.27cm" fo:margin-right="0cm" fo:text-indent="-0.635cm" style:auto-text-indent="false"/>
    </style:style>
    <style:style style:name="P19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20" style:family="paragraph" style:parent-style-name="Standard" style:list-style-name="WWNum5">
      <style:paragraph-properties fo:margin-left="1.27cm" fo:margin-right="0cm" fo:text-indent="-0.635cm" style:auto-text-indent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1155cc" loext:opacity="100%" style:text-underline-style="solid" style:text-underline-width="auto" style:text-underline-color="font-color"/>
    </style:style>
    <style:style style:name="T4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_k8hnzhg7p4f"/>Проектирование объектной модели</text:p>
      <text:p text:style-name="Subtitle"><text:bookmark text:name="_prja5i1y733o"/>Лабораторная работа 1</text:p>
      <text:p text:style-name="Heading_20_1"><text:bookmark text:name="_1lniytoi4w3r"/>Этап 1</text:p>
      <text:p text:style-name="Heading_20_2"><text:bookmark text:name="_6hdrat166nxx"/>Текстовое описание</text:p>
      <text:p text:style-name="P1"><text:span text:style-name="T1">Платформа для проведения онлайн-конференций и вебинаров</text:span><text:span text:style-name="T2"> — это программный продукт, предназначенный для организации и управления виртуальными мероприятиями, таких как конференции и вебинары. Платформа предоставляет функции создания мероприятий, приглашения участников, управления мероприятиями и взаимодействия с аудиторией. </text:span></text:p>
      <text:p text:style-name="P11">Все пользователи подразделяются на зрителей и ведущих.</text:p>
      <text:p text:style-name="P12">Основные разделы платформы включают в себя: “создать новое мероприятие” и “присоединиться к существующему мероприятию”.</text:p>
      <text:p text:style-name="P12">В разделе “создать новое мероприятие” любой пользователь может указать дату, время, название мероприятия, описание. В дополнение к этому, доступны настройки для выбора максимального количества зрителей. После создания мероприятия пользователь становиться ведущим. </text:p>
      <text:p text:style-name="P12">На экране мероприятия есть подразделы “настройки мероприятия”, “участники” и “чат”.</text:p>
      <text:p text:style-name="P12">Подраздел “настройки мероприятия” предоставляет функционал для настройки потоковой трансляции и код для подключения к мероприятию.</text:p>
      <text:p text:style-name="P12">В подразделе “участники” любой пользователь может отслеживать подключенных зрителей.</text:p>
      <text:p text:style-name="P12">В подразделе “чат” любые пользователи могут оставлять текстовые сообщения и просматривать сообщения других пользователей. Ведущий может удалять сообщения зрителей.</text:p>
      <text:p text:style-name="P12">В разделе “присоединиться к существующему мероприятию” любой пользователь, желающий присоединиться к мероприятию, должен указать код мероприятия и имя, под которым пользователь желает присоединиться к мероприятию.После подключения к мероприятию пользователь становиться зрителем.</text:p>
      <text:p text:style-name="P12"><text:soft-page-break/>Сценарии взаимодействия с платформой:</text:p>
      <text:list xml:id="list1733560974" text:style-name="WWNum2">
        <text:list-item>
          <text:p text:style-name="P13">Создание мероприятия: Любой пользователь заходит в раздел “создание мероприятия”, вводит название мероприятия, выбирает дату и время проведения и настраивает публичный доступ к вебинару. Далее отправляет приглашения другим пользователям через электронную почту.</text:p>
        </text:list-item>
        <text:list-item>
          <text:p text:style-name="P14">Управление участниками: Ведущий может перейти в раздел “участники”, чтобы отследить, кто подключен к конференции, удалить пользователя в случае нарушения правил мероприятия.</text:p>
        </text:list-item>
        <text:list-item>
          <text:p text:style-name="P14">Подключение к мероприятию: Любой пользователь может зайти в раздел “присоединиться к существующему мероприятию”, ввести код мероприятия, который получил заранее, и попасть на экран мероприятия.</text:p>
        </text:list-item>
        <text:list-item>
          <text:p text:style-name="P15">Общение в чате: Зритель, подключенный к мероприятию и находящийся на экране мероприятия, заходит в раздел “чат”, читает сообщения других пользователей, затем вводит и отправляет свое сообщение.</text:p>
        </text:list-item>
      </text:list>
      <text:p text:style-name="Heading_20_2"><text:bookmark text:name="_ljzv0r4rs1mr"/>Направление развития</text:p>
      <text:list xml:id="list883700063" text:style-name="WWNum1">
        <text:list-item>
          <text:p text:style-name="P16">Авторизация пользователей позволит улучшить систему приватности и подключения к мероприятию. Можно будет пригласить присоединиться к мероприятию определенных пользователей без использования кода мероприятия, а для приватных мероприятий предоставить доступ только определенным пользователям.</text:p>
        </text:list-item>
        <text:list-item>
          <text:p text:style-name="P16">Возможность сменить ведущего во время одной конференции и введение ролей модератора и администратора.</text:p>
        </text:list-item>
        <text:list-item>
          <text:p text:style-name="P17"><text:span text:style-name="T2">Возможность создания интерактивных событий во время мероприятия, например опроса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1.672cm" fo:margin-left="2.54cm" fo:margin-right="2.54cm" style:writing-mode="lr-tb" style:layout-grid-color="#c0c0c0" style:layout-grid-lines="2548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3-15T14:17:03.490300725</dc:date>
    <meta:editing-duration>PT23S</meta:editing-duration>
    <meta:editing-cycles>1</meta:editing-cycles>
    <meta:document-statistic meta:table-count="0" meta:image-count="0" meta:object-count="0" meta:page-count="2" meta:paragraph-count="22" meta:word-count="348" meta:character-count="2939" meta:non-whitespace-character-count="2617"/>
  </office:meta>
</office:document-meta>
</file>